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CipherWrapper.encrypt( KeyParameter key , byte [ ]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lockCipherWrapper.decrypt( KeyParameter key , byte [ ]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lockCipherWrapper.encrypt( String password , byte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ipherWrapper.decrypt( String password , byte [ ]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lockCipherWrapper.generateKey(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lockCipherWrapper.BlockCipherWrapper( Class engin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